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normal" officeooo:rsid="001d32c4" officeooo:paragraph-rsid="001d32c4" style:font-size-asian="18pt" style:font-weight-asian="normal" style:font-size-complex="18pt" style:font-weight-complex="normal"/>
    </style:style>
    <style:style style:name="P2" style:family="paragraph" style:parent-style-name="Standard">
      <style:text-properties fo:font-size="18pt" fo:font-weight="normal" officeooo:rsid="0020ddc2" officeooo:paragraph-rsid="0020ddc2" style:font-size-asian="18pt" style:font-weight-asian="normal" style:font-size-complex="18pt" style:font-weight-complex="normal"/>
    </style:style>
    <style:style style:name="P3" style:family="paragraph" style:parent-style-name="Standard">
      <style:text-properties fo:font-size="18pt" fo:font-weight="normal" officeooo:rsid="00217d07" officeooo:paragraph-rsid="00217d07" style:font-size-asian="18pt" style:font-weight-asian="normal" style:font-size-complex="18pt" style:font-weight-complex="normal"/>
    </style:style>
    <style:style style:name="P4" style:family="paragraph" style:parent-style-name="Standard">
      <style:text-properties fo:font-size="18pt" fo:font-weight="normal" officeooo:rsid="00236cda" officeooo:paragraph-rsid="00236cda" style:font-size-asian="18pt" style:font-weight-asian="normal" style:font-size-complex="18pt" style:font-weight-complex="normal"/>
    </style:style>
    <style:style style:name="P5" style:family="paragraph" style:parent-style-name="Standard">
      <style:text-properties fo:font-size="18pt" fo:font-weight="normal" officeooo:rsid="00238797" officeooo:paragraph-rsid="00238797" style:font-size-asian="18pt" style:font-weight-asian="normal" style:font-size-complex="18pt" style:font-weight-complex="normal"/>
    </style:style>
    <style:style style:name="P6" style:family="paragraph" style:parent-style-name="Standard">
      <style:text-properties fo:font-size="18pt" fo:font-weight="normal" officeooo:rsid="002540d3" officeooo:paragraph-rsid="002540d3" style:font-size-asian="18pt" style:font-weight-asian="normal" style:font-size-complex="18pt" style:font-weight-complex="normal"/>
    </style:style>
    <style:style style:name="P7" style:family="paragraph" style:parent-style-name="Standard">
      <style:text-properties fo:font-size="18pt" fo:font-weight="normal" officeooo:rsid="00256ddb" officeooo:paragraph-rsid="00256ddb" style:font-size-asian="18pt" style:font-weight-asian="normal" style:font-size-complex="18pt" style:font-weight-complex="normal"/>
    </style:style>
    <style:style style:name="P8" style:family="paragraph" style:parent-style-name="Standard">
      <style:text-properties fo:font-size="18pt" fo:font-weight="normal" officeooo:rsid="0026f98c" officeooo:paragraph-rsid="0026f98c" style:font-size-asian="18pt" style:font-weight-asian="normal" style:font-size-complex="18pt" style:font-weight-complex="normal"/>
    </style:style>
    <style:style style:name="P9" style:family="paragraph" style:parent-style-name="Standard">
      <style:text-properties fo:font-size="18pt" fo:font-weight="normal" officeooo:rsid="0026f98c" officeooo:paragraph-rsid="002a0533" style:font-size-asian="18pt" style:font-weight-asian="normal" style:font-size-complex="18pt" style:font-weight-complex="normal"/>
    </style:style>
    <style:style style:name="P10" style:family="paragraph" style:parent-style-name="Standard">
      <style:text-properties fo:font-size="18pt" fo:font-weight="normal" officeooo:rsid="002b88e5" officeooo:paragraph-rsid="002b88e5" style:font-size-asian="18pt" style:font-weight-asian="normal" style:font-size-complex="18pt" style:font-weight-complex="normal"/>
    </style:style>
    <style:style style:name="P11" style:family="paragraph" style:parent-style-name="Standard">
      <style:text-properties fo:font-size="18pt" fo:font-weight="normal" officeooo:rsid="002b88e5" officeooo:paragraph-rsid="00330f02" style:font-size-asian="18pt" style:font-weight-asian="normal" style:font-size-complex="18pt" style:font-weight-complex="normal"/>
    </style:style>
    <style:style style:name="P12" style:family="paragraph" style:parent-style-name="Standard">
      <style:text-properties fo:font-size="18pt" fo:font-weight="normal" officeooo:rsid="002c91b0" officeooo:paragraph-rsid="002c91b0" style:font-size-asian="18pt" style:font-weight-asian="normal" style:font-size-complex="18pt" style:font-weight-complex="normal"/>
    </style:style>
    <style:style style:name="P13" style:family="paragraph" style:parent-style-name="Standard">
      <style:text-properties fo:font-size="18pt" fo:font-weight="normal" officeooo:rsid="002d3408" officeooo:paragraph-rsid="002d3408" style:font-size-asian="18pt" style:font-weight-asian="normal" style:font-size-complex="18pt" style:font-weight-complex="normal"/>
    </style:style>
    <style:style style:name="P14" style:family="paragraph" style:parent-style-name="Standard">
      <style:text-properties fo:font-size="18pt" fo:font-weight="normal" officeooo:rsid="00342994" officeooo:paragraph-rsid="00342994" style:font-size-asian="18pt" style:font-weight-asian="normal" style:font-size-complex="18pt" style:font-weight-complex="normal"/>
    </style:style>
    <style:style style:name="P15" style:family="paragraph" style:parent-style-name="Standard">
      <style:text-properties fo:font-size="18pt" fo:font-weight="normal" officeooo:rsid="00330f02" officeooo:paragraph-rsid="00330f02" style:font-size-asian="18pt" style:font-weight-asian="normal" style:font-size-complex="18pt" style:font-weight-complex="normal"/>
    </style:style>
    <style:style style:name="P16" style:family="paragraph" style:parent-style-name="Standard">
      <style:text-properties fo:font-size="22pt" fo:font-weight="bold" officeooo:rsid="001d32c4" style:font-size-asian="19.25pt" style:font-weight-asian="bold" style:font-size-complex="22pt" style:font-weight-complex="bold"/>
    </style:style>
    <style:style style:name="P17" style:family="paragraph" style:parent-style-name="Standard">
      <style:text-properties fo:font-size="22pt" fo:font-weight="bold" officeooo:rsid="001d32c4" officeooo:paragraph-rsid="001d32c4" style:font-size-asian="19.25pt" style:font-weight-asian="bold" style:font-size-complex="22pt" style:font-weight-complex="bold"/>
    </style:style>
    <style:style style:name="P18" style:family="paragraph" style:parent-style-name="Standard">
      <style:text-properties fo:font-size="18pt" fo:font-weight="normal" officeooo:rsid="0048067f" officeooo:paragraph-rsid="0056d010" style:font-size-asian="15.75pt" style:font-weight-asian="normal" style:font-size-complex="18pt" style:font-weight-complex="normal"/>
    </style:style>
    <style:style style:name="P19" style:family="paragraph" style:parent-style-name="Standard">
      <style:text-properties officeooo:paragraph-rsid="0034e9d2"/>
    </style:style>
    <style:style style:name="P20" style:family="paragraph" style:parent-style-name="Standard">
      <style:text-properties fo:font-size="22pt" fo:font-weight="bold" officeooo:rsid="001d32c4" style:font-size-asian="19.25pt" style:font-weight-asian="bold" style:font-size-complex="22pt" style:font-weight-complex="bold"/>
    </style:style>
    <style:style style:name="P21" style:family="paragraph" style:parent-style-name="Standard">
      <style:text-properties fo:font-size="22pt" fo:font-weight="bold" officeooo:rsid="001d32c4" officeooo:paragraph-rsid="001d32c4" style:font-size-asian="19.25pt" style:font-weight-asian="bold" style:font-size-complex="22pt" style:font-weight-complex="bold"/>
    </style:style>
    <style:style style:name="P22" style:family="paragraph" style:parent-style-name="Standard">
      <style:text-properties officeooo:paragraph-rsid="006128fe"/>
    </style:style>
    <style:style style:name="P23" style:family="paragraph" style:parent-style-name="Standard">
      <style:text-properties officeooo:rsid="006384cb" officeooo:paragraph-rsid="0065f1f6"/>
    </style:style>
    <style:style style:name="P24" style:family="paragraph" style:parent-style-name="Standard">
      <style:text-properties officeooo:rsid="0069eeb4" officeooo:paragraph-rsid="0069eeb4"/>
    </style:style>
    <style:style style:name="P25" style:family="paragraph" style:parent-style-name="Standard">
      <style:text-properties officeooo:rsid="006bb868" officeooo:paragraph-rsid="006bb868"/>
    </style:style>
    <style:style style:name="T1" style:family="text">
      <style:text-properties fo:font-size="22pt" fo:font-weight="bold" officeooo:rsid="001d32c4" style:font-size-asian="19.25pt" style:font-weight-asian="bold" style:font-size-complex="22pt" style:font-weight-complex="bold"/>
    </style:style>
    <style:style style:name="T2" style:family="text">
      <style:text-properties officeooo:rsid="001e2aa4"/>
    </style:style>
    <style:style style:name="T3" style:family="text">
      <style:text-properties style:text-position="super 58%"/>
    </style:style>
    <style:style style:name="T4" style:family="text">
      <style:text-properties officeooo:rsid="002890dc"/>
    </style:style>
    <style:style style:name="T5" style:family="text">
      <style:text-properties officeooo:rsid="002d3b67"/>
    </style:style>
    <style:style style:name="T6" style:family="text">
      <style:text-properties officeooo:rsid="00348087"/>
    </style:style>
    <style:style style:name="T7" style:family="text">
      <style:text-properties officeooo:rsid="004cc7e7"/>
    </style:style>
    <style:style style:name="T8" style:family="text">
      <style:text-properties fo:font-size="18pt" fo:font-weight="normal" officeooo:rsid="0034e9d2" style:font-size-asian="15.75pt" style:font-weight-asian="normal" style:font-size-complex="18pt" style:font-weight-complex="normal"/>
    </style:style>
    <style:style style:name="T9" style:family="text">
      <style:text-properties fo:font-size="18pt" fo:font-weight="normal" officeooo:rsid="0049be7c" style:font-size-asian="15.75pt" style:font-weight-asian="normal" style:font-size-complex="18pt" style:font-weight-complex="normal"/>
    </style:style>
    <style:style style:name="T10" style:family="text">
      <style:text-properties fo:font-size="18pt" fo:font-weight="normal" officeooo:rsid="003675a1" style:font-size-asian="15.75pt" style:font-weight-asian="normal" style:font-size-complex="18pt" style:font-weight-complex="normal"/>
    </style:style>
    <style:style style:name="T11" style:family="text">
      <style:text-properties fo:font-size="18pt" fo:font-weight="normal" officeooo:rsid="0056d010" style:font-size-asian="15.75pt" style:font-weight-asian="normal" style:font-size-complex="18pt" style:font-weight-complex="normal"/>
    </style:style>
    <style:style style:name="T12" style:family="text">
      <style:text-properties fo:font-size="18pt" fo:font-weight="normal" officeooo:rsid="005bcc5e" style:font-size-asian="15.75pt" style:font-weight-asian="normal" style:font-size-complex="18pt" style:font-weight-complex="normal"/>
    </style:style>
    <style:style style:name="T13" style:family="text">
      <style:text-properties fo:font-size="18pt" fo:font-weight="normal" officeooo:rsid="005f0ac9" style:font-size-asian="15.75pt" style:font-weight-asian="normal" style:font-size-complex="18pt" style:font-weight-complex="normal"/>
    </style:style>
    <style:style style:name="T14" style:family="text">
      <style:text-properties fo:font-size="18pt" style:font-size-asian="18pt" style:font-size-complex="18pt"/>
    </style:style>
    <style:style style:name="T15" style:family="text">
      <style:text-properties officeooo:rsid="00500ab2"/>
    </style:style>
    <style:style style:name="T16" style:family="text">
      <style:text-properties style:font-name="Liberation Serif" fo:font-size="18pt" fo:font-weight="normal" style:font-size-asian="18pt" style:font-weight-asian="normal" style:font-size-complex="18pt" style:font-weight-complex="normal"/>
    </style:style>
    <style:style style:name="T17" style:family="text">
      <style:text-properties style:font-name="Liberation Serif" fo:font-size="18pt" fo:font-weight="normal" officeooo:rsid="0056d010" style:font-size-asian="18pt" style:font-weight-asian="normal" style:font-size-complex="18pt" style:font-weight-complex="normal"/>
    </style:style>
    <style:style style:name="T18" style:family="text">
      <style:text-properties style:font-name="Liberation Serif" fo:font-size="18pt" fo:font-weight="normal" officeooo:rsid="005f0ac9" style:font-size-asian="18pt" style:font-weight-asian="normal" style:font-size-complex="18pt" style:font-weight-complex="normal"/>
    </style:style>
    <style:style style:name="T19" style:family="text">
      <style:text-properties style:font-name="Liberation Serif" fo:font-size="18pt" fo:font-weight="normal" officeooo:rsid="00600d3f" style:font-size-asian="18pt" style:font-weight-asian="normal" style:font-size-complex="18pt" style:font-weight-complex="normal"/>
    </style:style>
    <style:style style:name="T20" style:family="text">
      <style:text-properties style:font-name="Liberation Serif" fo:font-size="18pt" fo:font-weight="normal" officeooo:rsid="006128fe" style:font-size-asian="18pt" style:font-weight-asian="normal" style:font-size-complex="18pt" style:font-weight-complex="normal"/>
    </style:style>
    <style:style style:name="T21" style:family="text">
      <style:text-properties style:font-name="Liberation Serif" fo:font-size="18pt" fo:font-weight="normal" officeooo:rsid="0062142b" style:font-size-asian="18pt" style:font-weight-asian="normal" style:font-size-complex="18pt" style:font-weight-complex="normal"/>
    </style:style>
    <style:style style:name="T22" style:family="text">
      <style:text-properties style:font-name="Liberation Serif" fo:font-size="18pt" fo:font-weight="normal" officeooo:rsid="0063951b" style:font-size-asian="18pt" style:font-weight-asian="normal" style:font-size-complex="18pt" style:font-weight-complex="normal"/>
    </style:style>
    <style:style style:name="T23" style:family="text">
      <style:text-properties style:font-name="Liberation Serif" fo:font-size="18pt" fo:font-weight="normal" officeooo:rsid="0065492d" style:font-size-asian="18pt" style:font-weight-asian="normal" style:font-size-complex="18pt" style:font-weight-complex="normal"/>
    </style:style>
    <style:style style:name="T24" style:family="text">
      <style:text-properties style:font-name="Liberation Serif" fo:font-size="18pt" fo:font-weight="normal" officeooo:rsid="0065b9a3" style:font-size-asian="18pt" style:font-weight-asian="normal" style:font-size-complex="18pt" style:font-weight-complex="normal"/>
    </style:style>
    <style:style style:name="T25" style:family="text">
      <style:text-properties style:font-name="Liberation Serif" fo:font-size="18pt" fo:font-weight="normal" officeooo:rsid="0065f1f6" style:font-size-asian="18pt" style:font-weight-asian="normal" style:font-size-complex="18pt" style:font-weight-complex="normal"/>
    </style:style>
    <style:style style:name="T26" style:family="text">
      <style:text-properties style:font-name="Liberation Serif" fo:font-size="18pt" fo:font-weight="normal" officeooo:rsid="00684de1" style:font-size-asian="18pt" style:font-weight-asian="normal" style:font-size-complex="18pt" style:font-weight-complex="normal"/>
    </style:style>
    <style:style style:name="T27" style:family="text">
      <style:text-properties style:font-name="Liberation Serif" fo:font-size="18pt" fo:font-weight="normal" officeooo:rsid="006a5cd9" style:font-size-asian="18pt" style:font-weight-asian="normal" style:font-size-complex="18pt" style:font-weight-complex="normal"/>
    </style:style>
    <style:style style:name="T28" style:family="text">
      <style:text-properties style:font-name="Liberation Serif" fo:font-size="18pt" fo:font-weight="normal" officeooo:rsid="006b18a0" style:font-size-asian="18pt" style:font-weight-asian="normal" style:font-size-complex="18pt" style:font-weight-complex="normal"/>
    </style:style>
    <style:style style:name="T29" style:family="text">
      <style:text-properties style:font-name="Liberation Serif" fo:font-size="18pt" fo:font-weight="normal" officeooo:rsid="006d4b30" style:font-size-asian="18pt" style:font-weight-asian="normal" style:font-size-complex="18pt" style:font-weight-complex="normal"/>
    </style:style>
    <style:style style:name="T30" style:family="text">
      <style:text-properties style:font-name="Liberation Serif" fo:font-size="18pt" fo:font-weight="normal" officeooo:rsid="00702d0b" style:font-size-asian="18pt" style:font-weight-asian="normal" style:font-size-complex="18pt" style:font-weight-complex="normal"/>
    </style:style>
    <style:style style:name="T31" style:family="text">
      <style:text-properties style:font-name="Liberation Serif" fo:font-size="18pt" fo:font-weight="normal" officeooo:rsid="007032a6" style:font-size-asian="18pt" style:font-weight-asian="normal" style:font-size-complex="18pt" style:font-weight-complex="normal"/>
    </style:style>
    <style:style style:name="T32" style:family="text">
      <style:text-properties style:font-name="Liberation Serif" fo:font-size="18pt" fo:font-weight="normal" officeooo:rsid="0056d010" style:font-size-asian="15.75pt" style:font-weight-asian="normal" style:font-size-complex="18pt" style:font-weight-complex="normal"/>
    </style:style>
    <style:style style:name="T33" style:family="text">
      <style:text-properties style:font-name="sans-serif" fo:font-size="13.5pt" fo:font-weight="normal" officeooo:rsid="0056d010" style:font-size-asian="18pt" style:font-weight-asian="normal" style:font-size-complex="18pt" style:font-weight-complex="normal"/>
    </style:style>
    <style:style style:name="T34" style:family="text">
      <style:text-properties style:font-name="sans-serif" fo:font-size="12pt" fo:font-weight="normal" officeooo:rsid="0056d010" style:font-size-asian="18pt" style:font-weight-asian="normal" style:font-size-complex="18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Report on Programming Asssignment # 0</text:span></text:p>
      <text:p text:style-name="P16"><text:tab/><text:tab/>Toy Cool Programs</text:p>
      <text:p text:style-name="P16"><text:tab/> <text:span text:style-name="T15">Name<text:tab/> <text:s/>: Shivashish Suman</text:span></text:p>
      <text:p text:style-name="P16"><text:tab/><text:span text:style-name="T15">Roll No. : CS17BTECH11037</text:span></text:p>
      <text:p text:style-name="P16"/>
      <text:p text:style-name="P17">Correct Codes:</text:p>
      <text:p text:style-name="P17"/>
      <text:p text:style-name="P19"><text:span text:style-name="T8">1.In the </text:span><text:span text:style-name="T9">MIPS code of </text:span><text:span text:style-name="T8">first correct code, we </text:span><text:span text:style-name="T10">see that print statements, function return types are present in the str_const which are grouped together in class_namTab. Class Main stores its member functions name in Main_dispTab. Each function is first allocated space in stack using ‘addiu’ .Then there are multiple store and load store instructions. We have used ‘&lt;=’ in if-statement in fibonacci function which is translated to ‘ble’ (branch if less than or equal to) in MIPS. We also used condition ‘x=0’ in if-statement which is translated to ‘beqz’ (branch if equal to zero). It also contains the instruction ‘jal’ which is jump and link in MIPS.It also contains ‘bne’ instruction which is branch if not equal.The MIPS code also contains ‘jalr’ which is same as ‘jal’ </text:span><text:span text:style-name="T14">except the address of the subroutine now comes from a register. </text:span></text:p>
      <text:p text:style-name="P19"><text:span text:style-name="T14"/></text:p>
      <text:p text:style-name="P18">2.<text:span text:style-name="T7">In the second MIPS code of program of ‘sumofcubes’, we see that that there is ‘mul’ instruction used to multiply two values as used in sumofcubes function and there are multiple load and store operations implemented using ‘lw’ and ‘sw’ instruction.There is also ‘b’ instruction used which specifies unconditional branching. ‘mov’ instruction is used to move contents of one register to another. MIPS code contains‘li’ instruction which loads 32-bit immediate into a register. </text:span></text:p>
      <text:p text:style-name="P18"/>
      <text:p text:style-name="P22"><text:span text:style-name="T11">3. In the third program which checks whether a number is divisible by 5 or not, the MIPS code has almost the same instructions as in the first two programs.We also observe that </text:span><text:soft-page-break/><text:span text:style-name="T11">Bool_init, String_init, Int_init, Main_init, Object_init and IO_init labels are present in all the 5 programs. ‘.</text:span><text:span text:style-name="T12">globl </text:span><text:span text:style-name="T13">sym</text:span><text:span text:style-name="T11">’ </text:span><text:span text:style-name="T33"><text:s/></text:span><text:span text:style-name="T17">declare</text:span><text:span text:style-name="T18">s</text:span><text:span text:style-name="T17"> that symbol sym is global and can be referenced from other files</text:span><text:span text:style-name="T34">.</text:span><text:span text:style-name="T32"> </text:span><text:span text:style-name="T17">‘.word’ store</text:span><text:span text:style-name="T19">s</text:span><text:span text:style-name="T17"> 32-bit quantities in memory words. </text:span><text:span text:style-name="T20">In the ‘Main.divby5’ , we can see that first it uses condition ‘x&lt;0’ in if-statement by using ‘blt’ </text:span><text:span text:style-name="T21">and then there are ‘beq’ instructions for comparison of the value of ‘x’.</text:span></text:p>
      <text:p text:style-name="P22"><text:span text:style-name="T21"/></text:p>
      <text:p text:style-name="P23"><text:span text:style-name="T21">4. </text:span><text:span text:style-name="T16">In the fourth correct program, </text:span><text:span text:style-name="T22">we have computed the factorial of number. ‘</text:span><text:span text:style-name="T23">Main.factorial</text:span><text:span text:style-name="T22">’ </text:span><text:span text:style-name="T24">label contains ‘ble’ instruction which indicates the statement ‘x&lt;=0’ which is branch if less than or equal to.It checks for ‘x=0’ using ‘beqz’ instruction and then goes to given label o</text:span><text:span text:style-name="T25">therwise</text:span><text:span text:style-name="T24"> it goes unconditio</text:span><text:span text:style-name="T25">nally to other branch using ‘b’ instruction which indicates else part in if-statement.</text:span><text:span text:style-name="T26">It has ‘sub’ instruction which subtracts the value stored in one register from second register.</text:span></text:p>
      <text:p text:style-name="P23"><text:span text:style-name="T25"/></text:p>
      <text:p text:style-name="P24"><text:span text:style-name="T25">5.</text:span><text:span text:style-name="T16">In the fifth </text:span><text:span text:style-name="T27">correct program, we reverse </text:span><text:span text:style-name="T28">the </text:span><text:span text:style-name="T27">given </text:span><text:span text:style-name="T28">input </text:span><text:span text:style-name="T27">string.</text:span></text:p>
      <text:p text:style-name="P25"><text:span text:style-name="T27">I</text:span><text:span text:style-name="T16">t checks if x is non-zero by using ‘bne’ instruction </text:span><text:span text:style-name="T29">and it also has ‘beqz’ instruction to </text:span><text:span text:style-name="T30">branch</text:span><text:span text:style-name="T31"> if </text:span><text:span text:style-name="T30">it is zero.</text:span></text:p>
      <text:p text:style-name="P16"/>
      <text:p text:style-name="P17">Incorrect Codes:</text:p>
      <text:p text:style-name="P1">1. In the first incorrect code, we try to break the rule for naming the identifiers. We have used ‘@’ in the identifier which is not allowed. <text:span text:style-name="T2">We have also started name of object with capital letter which is not allowed. </text:span></text:p>
      <text:p text:style-name="P1">Cool Compiler shows the following error:</text:p>
      <text:p text:style-name="P1">line 5: syntax error at or near TYPEID = Ans</text:p>
      <text:p text:style-name="P1">line 23: syntax error at or near ASSIGN</text:p>
      <text:p text:style-name="P2">Here 1<text:span text:style-name="T3">st</text:span> error shows that we have made an error while naming the object to be ‘Ans’ and 2<text:span text:style-name="T3">nd</text:span> error shows that ‘@’ is not allowed in identifiers.</text:p>
      <text:p text:style-name="P2"/>
      <text:p text:style-name="P3"><text:soft-page-break/>2. In the second incorrect code, we break the rule for strings. Strings are enclosed in double quotes(‘‘ ’’). But we have used single quotes(‘ ’).</text:p>
      <text:p text:style-name="P4">Compiler shows the following error:</text:p>
      <text:p text:style-name="P5">line 9: syntax error at or near ERROR = '</text:p>
      <text:p text:style-name="P6">This tells that we have made mistake while using single quotes instead of double quotes.</text:p>
      <text:p text:style-name="P6"/>
      <text:p text:style-name="P6">3.In the third incorrect code, we try to break the rule for comments. Comments are enclosed within (* *) . But we don’t have * in the beginning of comment which gives us the error.</text:p>
      <text:p text:style-name="P6">Compiler shows us the following error:</text:p>
      <text:p text:style-name="P7">line 3: syntax error at or near '('</text:p>
      <text:p text:style-name="P8">This tells us that there should be an * symbol after the opening paranthesis to indicate beginning of multi-line comment.</text:p>
      <text:p text:style-name="P8"/>
      <text:p text:style-name="P9">4.In the fourth <text:span text:style-name="T4">incorrect code, we try to break the rule for keyword ‘true’. Rule says that first letter of true and false must be lowercase and the trailing letters may be upper or lower case.</text:span></text:p>
      <text:p text:style-name="P10">But we have written ‘True’ which begins with upper case.</text:p>
      <text:p text:style-name="P10">Compiler shows us the following error:</text:p>
      <text:p text:style-name="P12">line 7: syntax error at or near TYPEID = True</text:p>
      <text:p text:style-name="P13">This tells us that keyword ‘true’ should begin with lower case.</text:p>
      <text:p text:style-name="P13"/>
      <text:p text:style-name="P13">5.In the fifth incorrect code, we try to break the rule for whitespace. In this we don’t put a whitespace between <text:span text:style-name="T5">words ‘false’ and ‘fi’. So compiler considers it to be a single word ‘falsefi’.</text:span></text:p>
      <text:p text:style-name="P11">Compiler shows us the following error:</text:p>
      <text:p text:style-name="P15">line 9: syntax error at or near '}'</text:p>
      <text:p text:style-name="P14">This shows that compiler does not find any statement <text:span text:style-name="T6">for else part and neither it finds the ‘fi’ that marks the end of if-stat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08:11:41.146126084</meta:creation-date>
    <meta:generator>LibreOffice/5.1.6.2$Linux_X86_64 LibreOffice_project/10m0$Build-2</meta:generator>
    <dc:date>2019-04-02T19:48:27.980146749</dc:date>
    <meta:editing-duration>PT2H37M37S</meta:editing-duration>
    <meta:editing-cycles>86</meta:editing-cycles>
    <meta:document-statistic meta:table-count="0" meta:image-count="0" meta:object-count="0" meta:page-count="3" meta:paragraph-count="34" meta:word-count="805" meta:character-count="4683" meta:non-whitespace-character-count="3900"/>
  </office:meta>
</office:document-meta>
</file>